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a295b"/>
    </style:style>
    <style:style style:name="P2" style:family="paragraph" style:parent-style-name="Standard">
      <style:paragraph-properties fo:text-align="center" style:justify-single-word="false"/>
      <style:text-properties officeooo:paragraph-rsid="001a295b"/>
    </style:style>
    <style:style style:name="P3" style:family="paragraph" style:parent-style-name="Standard">
      <style:paragraph-properties fo:text-align="end" style:justify-single-word="false"/>
      <style:text-properties officeooo:paragraph-rsid="001a295b"/>
    </style:style>
    <style:style style:name="T1" style:family="text">
      <style:text-properties fo:font-size="22pt" fo:font-weight="bold" style:font-size-asian="22pt" style:font-weight-asian="bold" style:font-size-complex="22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9028in" fo:text-indent="-0.25in" fo:margin-left="2.902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28in" fo:text-indent="-0.25in" fo:margin-left="3.15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028in" fo:text-indent="-0.25in" fo:margin-left="3.40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528in" fo:text-indent="-0.25in" fo:margin-left="3.65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28in" fo:text-indent="-0.25in" fo:margin-left="3.90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1528in" fo:text-indent="-0.25in" fo:margin-left="4.15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028in" fo:text-indent="-0.25in" fo:margin-left="4.40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528in" fo:text-indent="-0.25in" fo:margin-left="4.6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9028in" fo:text-indent="-0.25in" fo:margin-left="4.90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1528in" fo:text-indent="-0.25in" fo:margin-left="5.1528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TRODUCTION <text:s text:c="4"/></text:span><text:s text:c="73"/></text:p>
      <text:p text:style-name="P1"/>
      <text:p text:style-name="P2"/>
      <text:p text:style-name="P2">This translation of the Scriptures uses a number of words and names that may be unfamiliar to some. THE NAME OF THE ALMIGHTY The Name of the Creator, YHWH known as the 'tetragrammaton' is rendered using the ancient Hebrew letters: yod, hay, waw, hay in the Dead Sea Scrolls. The practice of copying the Scriptures into modern Hebrew was applied by the scribes, while the Name of YHWH was rendered in the Paleo Hebrew script – HWHY. This English translation uses the same script throughout. It is believed to be the form used by HWHY Himself when He gave the Commandments in stone to Mosheh. THE NAME OF HA'MASHIAḤ The Name of the Messiah which means 'Yah is salvation' is spelled in Hebrew: yod, hay, waw, shin, ayin - spoken and spelled similar to Yahoshua, the successor to Mosheh and is also rendered in the Paleo Hebrew Script - [FWHY throughout the Renewed Covenant. ORDER OF BOOKS The order of Books in the First Covenant follow the traditional Hebraic TaNaḴ (Torah, Nebi'im, Ketubim) while the Letters of Sha'ul have been arranged in approximate chronological order. FOOTNOTES In this translation you will find no comments or footnotes! It is vitally important that if you do not understand a certain issue from Scripture that you ask HWHY to teach you through the Ruaḥ ha'Qodesh (see 1 Jn 2:27, 1 Co 2:13) He is your teacher - not man. 3 THE PRONUNCIATION OF NAMES All the names throughout this translation have been transliterated to give an accurate pronunciation in the Hebrew language. The following table gives the vocal sounds necessary for correct pronunciation. PRONUNCIATION GUIDE a - äh in ärm ḇ - bh v as in vet e - eh as in elm ḏ - dh th as in them i - ee as in ēel ĕ- ey as in eight o - oh as in on ḡ - gh The ‘ḡ’ is pronounced as u - oo as in üno soft aspirated g sound. ḥ - (ch) The 'ḥ' and 'ḵ' are pronounced as ḵ - (kh) the 'ch' in the German composer Bach, or the Scottish Loch, like a guttural, aspirated h sound. OTHER USE OF LANGUAGE The Torah commands not to speak the names of false mighty ones (Exo 23:13, Jos 23:7, Psa 16:4), and in an effort to reduce the number of English words derived from pagan deities or pagan titles, especially when pertaining to His Bĕn and His people, the YAH Scriptures contains a number of Hebrew words, also reflecting the Hebrew origin of Scripture. As these terms will be foreign to many, a GLOSSARY is included to familiarize the user with these new words. To purchase a copy or to download the free android application go to YahScriptures.com For questions or concerns please email info@yahscriptures.com Revision 5 1st Edition - 2023 4 TANAḴ First Covenant TORAH (TEACHING) Title Translation Name Page BERĔSHITH In the Beginning GENESIS 8 SHEMOTH Names EXODUS 142 WAYYIQRA And He Called LEVITICUS 253 BEMIḎBAR In the Wilderness NUMBERS 333 DEḆARIM Words DEUTERONOMY 446 NEḆI’IM (PROPHETS) Title Translation Name Page YAHOSHUA Yah is Salvation JOSHUA 540 SHOPHETIM Judges JUDGES 604 SHEMU’ĔL 1 Heard of Ĕl 1 SAMUEL 669 SHEMU’ĔL 2 Heard of Ĕl 2 SAMUEL 754 MELAḴIM 1 Sovereigns 1 KINGS 826 MELAḴIM 2 Sovereigns 2 KINGS 912 YESHAYAHU Salvation of Yah ISAIAH 992 YIRMEYAHU Exultation of Yah JEREMIAH 1117 YEḤEZQĔL Strength of El EZEKIEL 1259 DANI’ĔL Judgment of El DANIEL 1389 HOSHĔA Salvation HOSEA 1431 YO’ĔL Yah Is Ĕl JOEL 1450 AMOS Burden AMOS 1458 OḆAḎYAH Servant of Yah OBADIAH 1473 YONAH Dove JONAH 1476 MIḴAH Who is Like Yah? MICAH 1481 NAḤUM Comfort NAHUM 1492 ḤAḆAQQUQ Embrace HABAKKUK 1497 TSEPHANYAH Treasured of Yah ZEPHANIAH 1503 ḤAGGAI Festive HAGGAI 1509 ZEḴARYAH Remembered of Yah ZECHARIAH 1513 MAL’AḴI My Messenger MALACHI 1533 5 KETHUḆIM (WRITINGS) Title Translation Name Page TEHILLIM Psalms PSALMS 1539 MISHLĔY Proverbs PROVERBS 1730 IYOḆ Hated JOB 1791 SHIR HA’SHIRIM Song of Songs SONG OF SONGS 1859 RUTH Friend RUTH 1872 ĔYḴAH How LAMENTATIONS 1881 QOHELETH Convener ECCLESIASTES 1897 HAḎASSAH Myrtle Tree ESTHER 1916 EZRA Help EZRA 1936 NEḤEMYAH Consolation of Yah NEHEMIAH 1961 DIBRĔY HA’YAMIM 1 Annals of Time 1 CHRONICLES 1999 DIBRĔY HA’YAMIM 2 Annals of <text:soft-page-break/>Time 2 CHRONICLES 2076 B’RIT ḤAḎASHAH RENEWED COVENANT MESSIANIC WRITINGS LETTERS OF SHA'UL Title Translation Name Page GALATIYIM Of the Gauls GALATIANS 2557 TAS’LONIQIM 1 Victory of Falsity 1 THESSALONIANS 2569 TAS’LONIQIM 2 Victory of Falsity 2 THESSALONIANS 2577 QORIN’TIYIM 1 Satiated 1 CORINTHIANS 2581 QORIN’TIYIM 2 Satiated 2 CORINTHIANS 2616 ROMIYIM Strength ROMANS 2638 PILĔYMON One who Kisses PHILEMON 2675 QOLASIM Colossal COLOSSIANS 2677 Title Translation Name Page MATTITHUYAHU Gift of Yah MATTHEW 2169 MARQOS Defense MARK 2256 LUQAS Illuminating LUKE 2311 YOḤANAN Yah has Favoured JOHN 2394 MA’ASĔH Actions ACTS 2463 6 Title Translation Name Page EPH’SIYM Permitted EPHESIANS 2685 PILIPPIYM Lover of Horses PHILIPPIANS 2697 TIMOTIYOS 1 Honouring Elohim 1 TIMOTHY 2706 TITOS Nurse TITUS 2716 TIMOTIYOS 2 Honouring Elohim 2 TIMOTHY 2720 OTHER WRITINGS GLOSSARY WEIGHTS AND MEASUREMENTS MAPS Title Translation Name Page IḆRIM Those From Beyond HEBREWS 2727 YA’AQOḆ Supplanter JAMES 2753 KĔPHA 1 Rock 1 PETER 2762 KĔPHA 2 Rock 2 PETER 2772 YOḤANAN 1 Yah has Favoured 1 JOHN 2778 YOḤANAN 2 Yah has Favoured 2 JOHN 2787 YOḤANAN 3 Yah has Favoured 3 JOHN 2789 YAHUḎAH Yah is Praised JUDE 2791 ḤAZON Vision REVELATION 2794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08:27:07.711000000</meta:creation-date>
    <dc:date>2024-03-28T07:17:21.231000000</dc:date>
    <meta:editing-duration>PT4M42S</meta:editing-duration>
    <meta:editing-cycles>2</meta:editing-cycles>
    <meta:generator>LibreOffice/7.5.2.2$Windows_X86_64 LibreOffice_project/53bb9681a964705cf672590721dbc85eb4d0c3a2</meta:generator>
    <meta:document-statistic meta:table-count="0" meta:image-count="0" meta:object-count="0" meta:page-count="2" meta:paragraph-count="2" meta:word-count="900" meta:character-count="5366" meta:non-whitespace-character-count="4388"/>
  </office:meta>
</office:document-meta>
</file>